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Question for the article: “Suppressing Secrecy Through Metacognitive Ease” by Alter and Oppenheimer (2009)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rgue both for and against whether these findings are significant, and if we can conclude that processing fluency do affect self-disclosure.</text:p>
            <text:p>Let's say these findings <text:span text:style-name="T2">are </text:span><text:span text:style-name="T3">trustworthy: what benefits can they yield. (Both in every day life and professional work lif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20:00:22.951000000</meta:creation-date>
    <dc:date>2015-02-20T20:11:11.989000000</dc:date>
    <meta:editing-duration>PT10M50S</meta:editing-duration>
    <meta:editing-cycles>1</meta:editing-cycles>
    <meta:document-statistic meta:object-count="25"/>
    <meta:generator>LibreOffice/4.3.4.1$Windows_x86 LibreOffice_project/bc356b2f991740509f321d70e4512a6a54c5f243</meta:generator>
  </office:meta>
</office:document-meta>
</file>